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ClientUtil.send( OMElement msg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ClientUtil.buildMessage( String operation , String [ ] params , Object [ ] valu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erviceClientUtil.send( OMElement msg , String url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